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F00000062DE9555DF3F08EBE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" svg:font-family="'Helvetica Neue Light', HelveticaNeue-Light, 'Helvetica Neue', Helvetica, Arial, sans-serif"/>
    <style:font-face style:name="Helvetica Neue" svg:font-family="'Helvetica Neue', Helvetica, Roboto, Arial, sans-serif"/>
    <style:font-face style:name="OpenSymbol" svg:font-family="OpenSymbol"/>
    <style:font-face style:name="Tahoma3" svg:font-family="Tahoma"/>
    <style:font-face style:name="TimesNewRomanPSMT" svg:font-family="TimesNewRomanPSMT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251cm" style:rel-column-width="16386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="none"/>
    </style:style>
    <style:style style:name="Tabla2.A3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Tahoma"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" fo:font-weight="bold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Tahoma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ahoma"/>
    </style:style>
    <style:style style:name="P5" style:family="paragraph" style:parent-style-name="Table_20_Contents">
      <style:paragraph-properties style:snap-to-layout-grid="false"/>
      <style:text-properties fo:color="#3333ff" style:font-name="Tahoma"/>
    </style:style>
    <style:style style:name="P6" style:family="paragraph" style:parent-style-name="Table_20_Contents">
      <style:text-properties fo:color="#3333ff" style:font-name="Tahoma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3333ff" style:font-name="Tahoma"/>
    </style:style>
    <style:style style:name="P8" style:family="paragraph" style:parent-style-name="Table_20_Contents">
      <style:paragraph-properties fo:text-align="start" style:justify-single-word="false"/>
      <style:text-properties fo:color="#3333ff" style:font-name="Tahoma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ccff" style:font-name="Helvetica Neue Light" fo:font-size="10.5pt" fo:letter-spacing="normal" fo:font-style="normal" fo:font-weight="normal"/>
    </style:style>
    <style:style style:name="P11" style:family="paragraph" style:parent-style-name="Standard" style:list-style-name="L1">
      <style:paragraph-properties fo:margin-left="0.026cm" fo:margin-right="0cm" fo:margin-top="0cm" fo:margin-bottom="0.199cm" loext:contextual-spacing="false" fo:text-align="justify" style:justify-single-word="false" fo:text-indent="0cm" style:auto-text-indent="false"/>
      <style:text-properties style:font-name="Tahoma"/>
    </style:style>
    <style:style style:name="P12" style:family="paragraph" style:parent-style-name="Standard" style:list-style-name="L1">
      <style:paragraph-properties fo:margin-left="0.026cm" fo:margin-right="0cm" fo:margin-top="0cm" fo:margin-bottom="0.199cm" loext:contextual-spacing="false" fo:text-align="justify" style:justify-single-word="false" fo:text-indent="0cm" style:auto-text-indent="false"/>
      <style:text-properties style:font-name="Tahoma" fo:font-weight="bold" style:font-weight-asian="bold" style:font-weight-complex="bold"/>
    </style:style>
    <style:style style:name="P13" style:family="paragraph" style:parent-style-name="Standard" style:list-style-name="L1">
      <style:paragraph-properties fo:margin-left="0.026cm" fo:margin-right="0cm" fo:margin-top="0cm" fo:margin-bottom="0.199cm" loext:contextual-spacing="false" fo:text-align="justify" style:justify-single-word="false" fo:text-indent="0cm" style:auto-text-indent="false"/>
    </style:style>
    <style:style style:name="P14" style:family="paragraph" style:parent-style-name="Standard" style:list-style-name="L1">
      <style:paragraph-properties fo:margin-left="0.026cm" fo:margin-right="0cm" fo:margin-top="0cm" fo:margin-bottom="0.199cm" loext:contextual-spacing="false" fo:text-align="justify" style:justify-single-word="false" fo:text-indent="0cm" style:auto-text-indent="false"/>
      <style:text-properties fo:font-variant="normal" fo:text-transform="none" fo:color="#3333ff" style:font-name="Tahoma" fo:font-size="12pt" fo:letter-spacing="normal" fo:font-style="normal" fo:font-weight="normal" style:font-size-asian="12pt" style:font-size-complex="12pt"/>
    </style:style>
    <style:style style:name="P15" style:family="paragraph" style:parent-style-name="Standard" style:list-style-name="L1">
      <style:paragraph-properties fo:margin-left="0.026cm" fo:margin-right="0cm" fo:text-align="justify" style:justify-single-word="false" fo:text-indent="0cm" style:auto-text-indent="false"/>
      <style:text-properties fo:color="#3333ff" style:font-name="Tahoma"/>
    </style:style>
    <style:style style:name="P16" style:family="paragraph" style:parent-style-name="Standard" style:list-style-name="L1" style:master-page-name="">
      <style:paragraph-properties fo:margin-left="0.026cm" fo:margin-right="0cm" fo:margin-top="0cm" fo:margin-bottom="0.499cm" loext:contextual-spacing="false" fo:text-align="justify" style:justify-single-word="false" fo:text-indent="0cm" style:auto-text-indent="false" style:page-number="auto" style:writing-mode="page"/>
      <style:text-properties style:font-name="Tahoma"/>
    </style:style>
    <style:style style:name="P17" style:family="paragraph" style:parent-style-name="Standard" style:list-style-name="L1">
      <style:paragraph-properties fo:margin-left="0.026cm" fo:margin-right="0cm" fo:margin-top="0cm" fo:margin-bottom="0.499cm" loext:contextual-spacing="false" fo:text-align="justify" style:justify-single-word="false" fo:text-indent="0cm" style:auto-text-indent="false" style:writing-mode="page"/>
      <style:text-properties style:font-name="Tahoma"/>
    </style:style>
    <style:style style:name="P18" style:family="paragraph" style:parent-style-name="Standard" style:list-style-name="L1">
      <style:paragraph-properties fo:margin-left="0.026cm" fo:margin-right="0cm" fo:margin-top="0cm" fo:margin-bottom="0.499cm" loext:contextual-spacing="false" fo:text-align="justify" style:justify-single-word="false" fo:text-indent="0cm" style:auto-text-indent="false" style:writing-mode="page"/>
    </style:style>
    <style:style style:name="P19" style:family="paragraph" style:parent-style-name="Standard" style:list-style-name="L1">
      <style:paragraph-properties fo:margin-left="0.026cm" fo:margin-right="0cm" fo:margin-top="0cm" fo:margin-bottom="0.499cm" loext:contextual-spacing="false" fo:text-align="justify" style:justify-single-word="false" fo:text-indent="0cm" style:auto-text-indent="false" style:writing-mode="page"/>
      <style:text-properties fo:color="#3333ff" style:font-name="Tahoma"/>
    </style:style>
    <style:style style:name="P20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3333ff" style:font-name="Tahoma" fo:font-size="12pt" fo:letter-spacing="normal" fo:font-style="normal" fo:font-weight="normal" style:font-size-asian="12pt" style:font-size-complex="12pt"/>
    </style:style>
    <style:style style:name="T1" style:family="text">
      <style:text-properties style:font-name="Tahoma"/>
    </style:style>
    <style:style style:name="T2" style:family="text">
      <style:text-properties style:font-name="Tahoma" fo:font-weight="bold" style:font-weight-asian="bold" style:font-weight-complex="bold"/>
    </style:style>
    <style:style style:name="T3" style:family="text">
      <style:text-properties fo:color="#3333ff"/>
    </style:style>
    <style:style style:name="T4" style:family="text">
      <style:text-properties fo:color="#3333ff" style:font-name="Tahoma" fo:font-weight="normal" style:font-weight-asian="normal" style:font-weight-complex="normal"/>
    </style:style>
    <style:style style:name="T5" style:family="text">
      <style:text-properties fo:color="#3333ff" style:font-name="Tahoma" fo:font-size="12pt" style:font-size-asian="12pt" style:font-size-complex="12pt"/>
    </style:style>
    <style:style style:name="T6" style:family="text">
      <style:text-properties fo:color="#3333ff" fo:font-weight="normal" style:font-weight-asian="normal" style:font-weight-complex="normal"/>
    </style:style>
    <style:style style:name="T7" style:family="text">
      <style:text-properties fo:color="#3333ff" fo:font-size="12pt" style:font-name-asian="TimesNewRomanPSMT" style:font-size-asian="12pt" style:font-name-complex="TimesNewRomanPSM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language="zxx" fo:country="none" fo:font-style="normal" fo:font-weight="normal" style:language-asian="zxx" style:country-asian="none" style:language-complex="zxx" style:country-complex="none"/>
    </style:style>
    <style:style style:name="T12" style:family="text">
      <style:text-properties fo:font-variant="normal" fo:text-transform="none" fo:color="#3333ff" style:font-name="Tahoma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3333ff" style:font-name="Tahoma" fo:font-size="12pt" fo:letter-spacing="normal" fo:language="zxx" fo:country="none" fo:font-style="normal" fo:font-weight="normal" style:font-name-asian="TimesNewRomanPSMT" style:font-size-asian="12pt" style:language-asian="zxx" style:country-asian="none" style:font-name-complex="TimesNewRomanPSMT" style:font-size-complex="12pt" style:language-complex="zxx" style:country-complex="none"/>
    </style:style>
    <style:style style:name="T14" style:family="text">
      <style:text-properties style:font-name="Tahoma1" style:font-name-asian="Tahoma1" style:font-name-complex="Tahoma1"/>
    </style:style>
    <style:style style:name="T15" style:family="text">
      <style:text-properties style:font-name-asian="Andale Sans UI" style:font-name-complex="Tahoma2"/>
    </style:style>
    <style:style style:name="T16" style:family="text">
      <style:text-properties officeooo:rsid="00140f8c" style:font-name-asian="Andale Sans UI" style:font-name-complex="Tahoma2"/>
    </style:style>
    <style:style style:name="T17" style:family="text">
      <style:text-properties officeooo:rsid="0010f751"/>
    </style:style>
    <style:style style:name="T18" style:family="text">
      <style:text-properties officeooo:rsid="00140f8c"/>
    </style:style>
    <style:style style:name="T19" style:family="text">
      <style:text-properties style:font-name="Tahoma1" officeooo:rsid="00140f8c" style:font-name-asian="Tahoma1" style:font-name-complex="Tahom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34168318769123379" text:style-name="L1">
        <text:list-header>
          <text:p text:style-name="P16"><text:span text:style-name="T8">1 - Según estimaciones el 25% por ciento de los llamados grandes proyectos fracasan, el 50% se tienen que modificar drásticamente y el 25% restante son un éxito. Razona las causas o motivos de estos resultados, y justifica tu respuesta.</text:span> <text:span text:style-name="T3">Una mayoría de los proyectos no se planifican como toca, por esa razón de esos porcentajes.</text:span></text:p>
          <text:p text:style-name="P17"><text:span text:style-name="T8">2 - Si tenemos un cliente que quiere desarrollar su negocio actual de venta de gadgets informáticos, a una tienda online. El cliente no sabe exactamente los recursos económicos que destinará a este, y pueden depender directamente del éxito de la primera implantación del proyecto. ¿Qué tipo de modelo de desarrollo aplicarías? Justifica razonadamente tu respuesta.</text:span> <text:span text:style-name="T3">Modelo evolutivo, ya que t</text:span><text:span text:style-name="T7">ienen en cuenta la naturaleza cambiante y evolutiva del software.</text:span></text:p>
          <text:p text:style-name="P18"><text:span text:style-name="T2">3 - Pon un ejemplo de proyecto para el que sería justificado utilizar el modelo en espiral. Comenta las características del proyecto (objetivos, dificultad, planificación temporal, recursos económicos y humanos, otros que consideres importantes para justificar tu respuesta). </text:span><text:span text:style-name="T13">Las actividades de este modelo se conforman en una espiral, en la que cada bucle o iteración representa un conjunto de actividades.</text:span></text:p>
          <text:p text:style-name="P17"><text:span text:style-name="T8">4 - ¿Por qué el modelo en cascada es prácticamente imposible de utilizar?</text:span> <text:span text:style-name="T3">R</text:span><text:span text:style-name="T7">equiere conocer de antemano todos los requisitos del sistema. Las etapas pasan de una a otra sin retorno posible.</text:span></text:p>
          <text:p text:style-name="P17"><text:span text:style-name="T8">5 - Para qué sirven las herramientas CASE?</text:span> <text:span text:style-name="T3">E</text:span><text:span text:style-name="T7">l objetivo de de las herramientas CASE además de ayudarnos en el desarrollo del software es reducir costes y tiempo del proceso, mejorando por tanto la productividad del proceso.</text:span></text:p>
          <text:p text:style-name="P17"><text:span text:style-name="T8">6 - ¿Qué tipos de herramientas CASE hay? Pon un ejemplo de cada uno de los tipos, busca una herramienta libre y sus características que ofrece para cada tipo.</text:span> <text:span text:style-name="T3">Hay 3 tipos diferentes: U-CASE, M-CASE, L-CASE. </text:span></text:p>
          <text:p text:style-name="P19"><text:span text:style-name="T8">Ejemplos:</text:span> Microsoft Project, MagicDraw, Visual Paradigm, Microsoft Visio, ArgoUML, ...</text:p>
          <text:p text:style-name="P13"><text:span text:style-name="T2"/></text:p>
          <text:p text:style-name="P13"><text:span text:style-name="T2"/></text:p>
          <text:p text:style-name="P13"><text:span text:style-name="T2"/></text:p>
          <text:p text:style-name="P13"><text:soft-page-break/><text:span text:style-name="T2"/></text:p>
          <text:p text:style-name="P13"><text:span text:style-name="T2">7 - Si clasificamos el lenguaje según la técnica de programación utilizada. En qué consiste la programación estructurada? Cómo ha evolucionado esta para ser más útil? Justifica tu respuesta, y pone dos ejemplos de lenguajes de programación estructurados.</text:span><text:span text:style-name="T1"> </text:span><text:span text:style-name="T5">Un Lenguaje de promación estructurado es aquel </text:span><text:span text:style-name="T12">orientado a mejorar la claridad, calidad y tiempo de desarrollo</text:span><text:span text:style-name="T5"> de un software.</text:span></text:p>
        </text:list-header>
      </text:list>
      <table:table table:name="Tabla2" table:style-name="Tabla2">
        <table:table-column table:style-name="Tabla2.A"/>
        <table:table-column table:style-name="Tabla2.B" table:number-columns-repeated="3"/>
        <table:table-row>
          <table:table-cell table:style-name="Tabla2.A1" table:number-columns-spanned="4" office:value-type="string">
            <text:p text:style-name="P3">Evolución de los tipos de lenguajes de programación: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4"><draw:frame draw:style-name="fr1" draw:name="gráficos1" text:anchor-type="paragraph" svg:width="16.805cm" svg:height="1.981cm" draw:z-index="0"><draw:image xlink:href="Pictures/100000000000033F00000062DE9555DF3F08EBEA.jpg" xlink:type="simple" xlink:show="embed" xlink:actuate="onLoad"/></draw:frame> <text:s text:c="9"/><text:span text:style-name="T14">↓</text:span><text:span text:style-name="T15"> <text:s text:c="32"/></text:span><text:span text:style-name="T14">↓</text:span><text:span text:style-name="T15"> <text:s text:c="32"/></text:span><text:span text:style-name="T14">↓</text:span><text:span text:style-name="T15"> <text:s text:c="32"/></text:span><text:span text:style-name="T14">↓</text:span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7"><text:span text:style-name="T9">Es el sistema de códigos directamente interpretable por un circuito microprogramable</text:span> </text:p>
          </table:table-cell>
          <table:table-cell table:style-name="Tabla2.A3" office:value-type="string">
            <text:p text:style-name="P8"><text:span text:style-name="T10">Consiste en un conjunto </text:span><text:span text:style-name="T11">de</text:span><text:span text:style-name="T10"> códigos que representan instrucciones básicas.</text:span></text:p>
          </table:table-cell>
          <table:table-cell table:style-name="Tabla2.A3" office:value-type="string">
            <text:p text:style-name="P8"><text:span text:style-name="T10">Se caracteriza por expresar los algoritmos de una manera adecuada a la capacidad humana, en lugar de la capacidad que se la ejecuta de las máquinas.</text:span> </text:p>
          </table:table-cell>
          <table:table-cell table:style-name="Tabla2.A3" office:value-type="string">
            <text:p text:style-name="P8"><text:span text:style-name="T10">Brinda los conocimientos necesarios para diseñar y desarrollar aplicaciones con un entorno visual amigable y fácil de utilizar para el usuario.</text:span> </text:p>
          </table:table-cell>
        </table:table-row>
      </table:table>
      <text:list xml:id="list211115567151739" text:continue-numbering="true" text:style-name="L1">
        <text:list-header>
          <text:p text:style-name="P11"/>
          <text:p text:style-name="P12">8- ¿Cuáles son las principales ventajas de los lenguajes de programación POO, y justifica estas ventajas. </text:p>
          <text:p text:style-name="P14">Es una forma mas cercana a como nosotros expresaríamos las instrucciones en nuestra vida cotidiana, a diferencia de otros lenguajes de programación. Esta forma de programar es mucho mas simple que otras y nos da la ventaja de ser mas rápido.</text:p>
          <text:p text:style-name="P14"><text:line-break/><text:span text:style-name="T8">VENTAJAS</text:span></text:p>
        </text:list-header>
        <text:list-item>
          <text:p text:style-name="P20">Todo el código se encuentra en un solo lugar</text:p>
        </text:list-item>
        <text:list-item>
          <text:p text:style-name="P20">Los objetos pueden tener varios atributos por ejemplo, que lea un sensor y a la vez encienda.</text:p>
        </text:list-item>
        <text:list-item>
          <text:p text:style-name="P20">Son mas fáciles de entender los códigos.</text:p>
        </text:list-item>
        <text:list-item>
          <text:p text:style-name="P20">La ejecución del programa es rápida y sencilla, todo se encuentra en una sola ventana.</text:p>
        </text:list-item>
      </text:list>
      <text:p text:style-name="P10"><text:soft-page-break/></text:p>
      <text:list xml:id="list211115365018082" text:continue-numbering="true" text:style-name="L1">
        <text:list-header>
          <text:p text:style-name="P12">9- Cada lenguaje de programación es adecuado para dar solución a unos tipos de proyectos. Especifica las características del tipo de proyecto o software para los que serían adecuados los siguientes lenguajes (razona el motivo):</text:p>
          <text:p text:style-name="P15"><text:s text:c="3"/><text:span text:style-name="T19">•</text:span><text:span text:style-name="T16"> </text:span><text:span text:style-name="T8">Java:</text:span> </text:p>
          <text:p text:style-name="P15"><text:s text:c="3"/><text:span text:style-name="T19">•</text:span><text:span text:style-name="T16"> </text:span><text:span text:style-name="T8">Cobol:</text:span> <text:span text:style-name="T17">Es un lenguaje adecuado y muy utilizado para bancos.</text:span> </text:p>
          <text:p text:style-name="P15"><text:s text:c="3"/><text:span text:style-name="T19">•</text:span><text:span text:style-name="T16"> </text:span><text:span text:style-name="T8">Python:</text:span> </text:p>
          <text:p text:style-name="P15"><text:s text:c="3"/><text:span text:style-name="T19">•</text:span><text:span text:style-name="T16"> </text:span><text:span text:style-name="T8">PHP:</text:span> </text:p>
          <text:p text:style-name="P15"><text:s text:c="3"/><text:span text:style-name="T19">•</text:span><text:span text:style-name="T16"> </text:span><text:span text:style-name="T8">JAVASCRIPT:</text:span> <text:span text:style-name="T17">Se implanta y se utiliza en páginas web las cual tienen algún script.</text:span></text:p>
          <text:p text:style-name="P15"><text:s text:c="3"/><text:span text:style-name="T19">•</text:span><text:span text:style-name="T16"> </text:span><text:span text:style-name="T8">HTML 5:</text:span> <text:span text:style-name="T17">Se utiliza para realizar páginas web.</text:span></text:p>
          <text:p text:style-name="P15"><text:s text:c="3"/><text:span text:style-name="T19">•</text:span><text:span text:style-name="T16"> </text:span><text:span text:style-name="T8">CSS3:</text:span> <text:span text:style-name="T17">Se utiliza para dar estilos y formato a las páginas web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 Light" svg:font-family="'Helvetica Neue Light', HelveticaNeue-Light, 'Helvetica Neue', Helvetica, Arial, sans-serif"/>
    <style:font-face style:name="Helvetica Neue" svg:font-family="'Helvetica Neue', Helvetica, Roboto, Arial, sans-serif"/>
    <style:font-face style:name="OpenSymbol" svg:font-family="OpenSymbol"/>
    <style:font-face style:name="Tahoma3" svg:font-family="Tahoma"/>
    <style:font-face style:name="TimesNewRomanPSMT" svg:font-family="TimesNewRomanPSMT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MS Gothic" style:font-family-asian="'MS Gothic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2.99cm"/>
    </style:style>
    <style:style style:name="Tabla1.B" style:family="table-column">
      <style:table-column-properties style:column-width="6.562cm"/>
    </style:style>
    <style:style style:name="Tabla1.C" style:family="table-column">
      <style:table-column-properties style:column-width="3.198cm"/>
    </style:style>
    <style:style style:name="Tabla1.D" style:family="table-column">
      <style:table-column-properties style:column-width="4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1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1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1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1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1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1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ula1" style:family="table">
      <style:table-properties style:width="17.018cm" table:align="left" style:writing-mode="lr-tb"/>
    </style:style>
    <style:style style:name="Taula1.A" style:family="table-column">
      <style:table-column-properties style:column-width="17.018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weight-complex="bold"/>
    </style:style>
    <style:style style:name="MP2" style:family="paragraph" style:parent-style-name="Table_20_Contents">
      <style:paragraph-properties style:snap-to-layout-grid="false"/>
      <style:text-properties fo:color="#3333ff" style:font-name="Tahoma"/>
    </style:style>
    <style:style style:name="MP3" style:family="paragraph" style:parent-style-name="Table_20_Contents">
      <style:text-properties style:font-name="Tahoma" fo:font-weight="bold" style:font-weight-asian="bold" style:font-weight-complex="bold"/>
    </style:style>
    <style:style style:name="MP4" style:family="paragraph" style:parent-style-name="Table_20_Contents">
      <style:text-properties fo:color="#3333ff" style:font-name="Tahoma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style:font-name="Tahoma" fo:font-weight="bold" style:font-weight-asian="bold" style:font-weight-complex="bold"/>
    </style:style>
    <style:style style:name="MT2" style:family="text">
      <style:text-properties fo:color="#3333ff" style:font-name="Tahoma" fo:font-weight="normal" style:font-weight-asian="normal" style:font-weight-complex="normal"/>
    </style:style>
    <style:style style:name="MT3" style:family="text">
      <style:text-properties fo:color="#3333ff"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Nombre:</text:p>
            </table:table-cell>
            <table:table-cell table:style-name="Tabla1.B1" office:value-type="string">
              <text:p text:style-name="MP2">Sergio</text:p>
            </table:table-cell>
            <table:table-cell table:style-name="Tabla1.B1" office:value-type="string">
              <text:p text:style-name="MP3">Apellidos:</text:p>
            </table:table-cell>
            <table:table-cell table:style-name="Tabla1.D1" office:value-type="string">
              <text:p text:style-name="MP2">Jiménez Sastre</text:p>
            </table:table-cell>
          </table:table-row>
          <table:table-row table:style-name="Tabla1.1">
            <table:table-cell table:style-name="Tabla1.A2" office:value-type="string">
              <text:p text:style-name="MP3">Asignatura:</text:p>
            </table:table-cell>
            <table:table-cell table:style-name="Tabla1.B2" office:value-type="string">
              <text:p text:style-name="MP4">Entornos de Desenvolupamiento</text:p>
            </table:table-cell>
            <table:table-cell table:style-name="Tabla1.B2" office:value-type="string">
              <text:p text:style-name="MP3">Curso/Grupo:</text:p>
            </table:table-cell>
            <table:table-cell table:style-name="Tabla1.D2" office:value-type="string">
              <text:p text:style-name="MP2">DAW1A</text:p>
            </table:table-cell>
          </table:table-row>
          <table:table-row table:style-name="Tabla1.1">
            <table:table-cell table:style-name="Tabla1.A3" table:number-columns-spanned="4" office:value-type="string">
              <text:p text:style-name="Table_20_Contents"><text:span text:style-name="MT1">Práctica: </text:span><text:span text:style-name="MT2">Pràctica 2 – Desenvolupamiento de software</text:span><text:span text:style-name="MT3"> 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header>
      <style:footer>
        <text:p text:style-name="Footer"/>
        <table:table table:name="Taula1" table:style-name="Taula1">
          <table:table-column table:style-name="Taula1.A"/>
          <table:table-row table:style-name="Taula1.1">
            <table:table-cell table:style-name="Taula1.A1" office:value-type="string">
              <text:p text:style-name="MP5"><text:page-number text:select-page="current">1</text:page-numb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M32S</meta:editing-duration>
    <meta:editing-cycles>34</meta:editing-cycles>
    <meta:generator>LibreOffice/5.2.2.2$Windows_X86_64 LibreOffice_project/8f96e87c890bf8fa77463cd4b640a2312823f3ad</meta:generator>
    <dc:date>2017-10-26T21:11:14.647000000</dc:date>
    <meta:document-statistic meta:table-count="3" meta:image-count="1" meta:object-count="0" meta:page-count="3" meta:paragraph-count="39" meta:word-count="656" meta:character-count="4195" meta:non-whitespace-character-count="3443"/>
    <meta:user-defined meta:name="Info 1"/>
    <meta:user-defined meta:name="Info 2"/>
    <meta:user-defined meta:name="Info 3"/>
    <meta:user-defined meta:name="Info 4"/>
  </office:meta>
</office:document-meta>
</file>